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 Mono" svg:font-family="'Free Mono'" style:font-adornments="Regular" style:font-family-generic="modern" style:font-pitch="fixed"/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5.3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7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0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4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3.4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3.3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2f4f4f" draw:marker-start="Circle" draw:marker-start-width="0.203cm" draw:marker-end="Arrow" draw:marker-end-width="0.20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7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2.7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34cm" fo:min-width="2.74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tyle="normal"/>
    </style:style>
    <style:style style:name="P3" style:family="paragraph">
      <loext:graphic-properties draw:fill="none" draw:fill-color="#ffffff"/>
      <style:text-properties fo:font-style="normal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paragraph-properties fo:margin-top="0cm" fo:margin-bottom="0cm" fo:text-align="center"/>
      <style:text-properties style:text-position="33% 100%"/>
    </style:style>
    <style:style style:name="P6" style:family="paragraph">
      <loext:graphic-properties draw:fill="none" draw:fill-color="#ffffff"/>
      <style:paragraph-properties fo:margin-top="0cm" fo:margin-bottom="0cm" fo:text-align="center"/>
      <style:text-properties style:text-position="33% 100%" fo:font-size="12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text-properties style:font-name="FreeMono" fo:font-style="normal" style:font-style-asian="normal" style:font-style-complex="normal"/>
    </style:style>
    <style:style style:name="P10" style:family="paragraph">
      <loext:graphic-properties draw:fill="none" draw:fill-color="#ffffff"/>
      <style:text-properties style:font-name="FreeMono" fo:font-size="12pt" fo:font-style="normal" style:font-size-asian="18pt" style:font-style-asian="normal" style:font-size-complex="18pt" style:font-style-complex="normal"/>
    </style:style>
    <style:style style:name="P11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fo:font-size="12pt" fo:font-style="normal" style:font-size-asian="18pt" style:font-style-asian="normal" style:font-size-complex="18pt" style:font-style-complex="normal"/>
    </style:style>
    <style:style style:name="T4" style:family="text">
      <style:text-properties style:text-position="33% 100%" fo:font-size="12pt" style:font-size-asian="18pt" style:font-size-complex="18pt"/>
    </style:style>
    <style:style style:name="T5" style:family="text">
      <style:text-properties style:text-position="sub 58%" fo:font-size="12pt" fo:font-style="italic" style:font-size-asian="18pt" style:font-style-asian="italic" style:font-size-complex="18pt" style:font-style-complex="italic"/>
    </style:style>
    <style:style style:name="T6" style:family="text">
      <style:text-properties style:font-name="FreeMono" fo:font-size="12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1.016cm" svg:y1="1.016cm" svg:x2="1.016cm" svg:y2="14.732cm">
          <text:p/>
        </draw:line>
        <draw:frame draw:style-name="gr2" draw:text-style-name="P3" draw:layer="layout" svg:width="1.7cm" svg:height="0.962cm" svg:x="1.17cm" svg:y="13.986cm">
          <draw:text-box>
            <text:p text:style-name="P2">time</text:p>
          </draw:text-box>
        </draw:frame>
        <draw:frame draw:style-name="gr2" draw:text-style-name="P4" draw:layer="layout" svg:width="3.423cm" svg:height="0.725cm" svg:x="1.778cm" svg:y="1.27cm">
          <draw:text-box>
            <text:p><text:span text:style-name="T1">T</text:span><text:span text:style-name="T1">C</text:span><text:span text:style-name="T1">P </text:span><text:span text:style-name="T1">c</text:span><text:span text:style-name="T1">o</text:span><text:span text:style-name="T1">n</text:span><text:span text:style-name="T1">n</text:span><text:span text:style-name="T1">e</text:span><text:span text:style-name="T1">ct</text:span><text:span text:style-name="T1">e</text:span><text:span text:style-name="T1">d</text:span></text:p>
          </draw:text-box>
        </draw:frame>
        <draw:frame draw:style-name="gr3" draw:text-style-name="P4" draw:layer="layout" svg:width="5.878cm" svg:height="0.725cm" svg:x="2.478cm" svg:y="2.323cm">
          <draw:text-box>
            <text:p><text:span text:style-name="T1">First SSH message received</text:span></text:p>
          </draw:text-box>
        </draw:frame>
        <draw:frame draw:style-name="gr4" draw:text-style-name="P4" draw:layer="layout" svg:width="5.396cm" svg:height="1.199cm" svg:x="2.478cm" svg:y="3.224cm">
          <draw:text-box>
            <text:p><text:span text:style-name="T1">Key </text:span><text:span text:style-name="T1">Exchange <text:s/></text:span><text:span text:style-name="T1">finished</text:span></text:p>
          </draw:text-box>
        </draw:frame>
        <draw:frame draw:style-name="gr5" draw:text-style-name="P4" draw:layer="layout" svg:width="2.534cm" svg:height="0.725cm" svg:x="2.478cm" svg:y="4.125cm">
          <draw:text-box>
            <text:p><text:span text:style-name="T1">Authorized</text:span></text:p>
          </draw:text-box>
        </draw:frame>
        <draw:g>
          <draw:frame draw:style-name="gr6" draw:text-style-name="P4" draw:layer="layout" svg:width="3.982cm" svg:height="0.725cm" svg:x="3.178cm" svg:y="5.626cm">
            <draw:text-box>
              <text:p><text:span text:style-name="T1">Channel </text:span><text:span text:style-name="T2">1</text:span><text:span text:style-name="T3"> opened</text:span></text:p>
            </draw:text-box>
          </draw:frame>
          <draw:frame draw:style-name="gr6" draw:text-style-name="P4" draw:layer="layout" svg:width="3.982cm" svg:height="0.725cm" svg:x="3.178cm" svg:y="6.827cm">
            <draw:text-box>
              <text:p><text:span text:style-name="T1">Chann</text:span><text:span text:style-name="T1">el </text:span><text:span text:style-name="T2">n</text:span><text:span text:style-name="T3"> </text:span><text:span text:style-name="T3">opene</text:span><text:span text:style-name="T3">d</text:span></text:p>
            </draw:text-box>
          </draw:frame>
          <draw:frame draw:style-name="gr7" draw:text-style-name="P6" draw:layer="layout" svg:width="1.008cm" svg:height="0.864cm" svg:x="4.778cm" svg:y="6.128cm">
            <draw:text-box>
              <text:p text:style-name="P5"><text:span text:style-name="T4">...</text:span></text:p>
            </draw:text-box>
          </draw:frame>
        </draw:g>
        <draw:g>
          <draw:frame draw:style-name="gr8" draw:text-style-name="P4" draw:layer="layout" svg:width="3.897cm" svg:height="0.864cm" svg:x="3.178cm" svg:y="8.527cm">
            <draw:text-box>
              <text:p><text:span text:style-name="T1">Channel </text:span><text:span text:style-name="T2">x</text:span><text:span text:style-name="T5">1</text:span><text:span text:style-name="T3"> closed</text:span></text:p>
            </draw:text-box>
          </draw:frame>
          <draw:frame draw:style-name="gr2" draw:text-style-name="P4" draw:layer="layout" svg:width="7.885cm" svg:height="0.864cm" svg:x="3.178cm" svg:y="9.827cm">
            <draw:text-box>
              <text:p><text:span text:style-name="T1">Channel </text:span><text:span text:style-name="T2">x</text:span><text:span text:style-name="T5">n</text:span><text:span text:style-name="T3"> closed </text:span><text:span text:style-name="T3">(all </text:span><text:span text:style-name="T3">channels </text:span><text:span text:style-name="T3">closed)</text:span></text:p>
            </draw:text-box>
          </draw:frame>
          <draw:frame draw:style-name="gr7" draw:text-style-name="P6" draw:layer="layout" svg:width="1.008cm" svg:height="0.864cm" svg:x="4.778cm" svg:y="9.228cm">
            <draw:text-box>
              <text:p text:style-name="P5"><text:span text:style-name="T4">...</text:span></text:p>
            </draw:text-box>
          </draw:frame>
        </draw:g>
        <draw:frame draw:style-name="gr2" draw:text-style-name="P4" draw:layer="layout" svg:width="2.686cm" svg:height="0.725cm" svg:x="1.778cm" svg:y="12.737cm">
          <draw:text-box>
            <text:p><text:span text:style-name="T1">TCP </text:span><text:span text:style-name="T1">closed</text:span></text:p>
          </draw:text-box>
        </draw:frame>
        <draw:frame draw:style-name="gr2" draw:text-style-name="P4" draw:layer="layout" svg:width="3.999cm" svg:height="0.725cm" svg:x="2.478cm" svg:y="11.738cm">
          <draw:text-box>
            <text:p><text:span text:style-name="T1">Connection closed</text:span></text:p>
          </draw:text-box>
        </draw:frame>
        <draw:frame draw:style-name="gr9" draw:text-style-name="P7" draw:layer="layout" svg:width="0.502cm" svg:height="0.962cm" svg:x="17.526cm" svg:y="3.048cm">
          <draw:text-box>
            <text:p/>
          </draw:text-box>
        </draw:frame>
        <draw:g>
          <draw:line draw:style-name="gr10" draw:text-style-name="P8" draw:layer="layout" svg:x1="12.7cm" svg:y1="10.16cm" svg:x2="12.7cm" svg:y2="12.192cm">
            <text:p/>
          </draw:line>
          <draw:frame draw:style-name="gr11" draw:text-style-name="P10" draw:layer="layout" svg:width="3.245cm" svg:height="0.725cm" svg:x="12.879cm" svg:y="10.325cm">
            <draw:text-box>
              <text:p text:style-name="P9"><text:span text:style-name="T6">idle_time</text:span></text:p>
            </draw:text-box>
          </draw:frame>
        </draw:g>
        <draw:g>
          <draw:line draw:style-name="gr10" draw:text-style-name="P8" draw:layer="layout" svg:x1="10.049cm" svg:y1="1.56cm" svg:x2="10.049cm" svg:y2="2.54cm">
            <text:p/>
          </draw:line>
          <draw:frame draw:style-name="gr12" draw:text-style-name="P10" draw:layer="layout" svg:width="3.9cm" svg:height="1.099cm" svg:x="10.264cm" svg:y="1.639cm">
            <draw:text-box>
              <text:p text:style-name="P9"><text:span text:style-name="T6">hello_tim</text:span><text:span text:style-name="T6">eout</text:span></text:p>
            </draw:text-box>
          </draw:frame>
        </draw:g>
        <draw:frame draw:style-name="gr7" draw:text-style-name="P6" draw:layer="layout" svg:width="1.008cm" svg:height="0.864cm" svg:x="4.778cm" svg:y="7.628cm">
          <draw:text-box>
            <text:p text:style-name="P5"><text:span text:style-name="T4">...</text:span></text:p>
          </draw:text-box>
        </draw:frame>
        <draw:g>
          <draw:line draw:style-name="gr10" draw:text-style-name="P8" draw:layer="layout" svg:x1="14.199cm" svg:y1="1.56cm" svg:x2="14.199cm" svg:y2="4.488cm">
            <text:p/>
          </draw:line>
          <draw:frame draw:style-name="gr13" draw:text-style-name="P10" draw:layer="layout" svg:width="6.283cm" svg:height="3.284cm" svg:x="14.545cm" svg:y="1.796cm">
            <draw:text-box>
              <text:p text:style-name="P9"><text:span text:style-name="T6">negotiation_timeo</text:span><text:span text:style-name="T6">ut</text:span></text:p>
            </draw:text-box>
          </draw:frame>
        </draw:g>
        <draw:g>
          <draw:line draw:style-name="gr10" draw:text-style-name="P8" draw:layer="layout" svg:x1="15.149cm" svg:y1="4.36cm" svg:x2="15.149cm" svg:y2="5.842cm">
            <text:p/>
          </draw:line>
          <draw:frame draw:style-name="gr12" draw:text-style-name="P10" draw:layer="layout" svg:width="6.345cm" svg:height="1.099cm" svg:x="15.499cm" svg:y="4.48cm">
            <draw:text-box>
              <text:p text:style-name="P9"><text:span text:style-name="T6">max_initial_idle_time</text:span></text:p>
            </draw:text-box>
          </draw:frame>
        </draw:g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 Mono" svg:font-family="'Free Mono'" style:font-adornments="Regular" style:font-family-generic="modern" style:font-pitch="fixed"/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8T11:22:50.129888507</meta:creation-date>
    <dc:date>2022-08-18T13:23:07.373309669</dc:date>
    <meta:editing-duration>PT53M23S</meta:editing-duration>
    <meta:editing-cycles>3</meta:editing-cycles>
    <meta:generator>LibreOffice/6.0.7.3$Linux_X86_64 LibreOffice_project/00m0$Build-3</meta:generator>
    <meta:document-statistic meta:object-count="53"/>
  </office:meta>
</office:document-meta>
</file>